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earch.worldcat.org/fr/search?q=su%3AAction%20&amp;%20Adventure" text:style-name="Internet_20_link" text:visited-style-name="Visited_20_Internet_20_Link">Action &amp; Adventure</text:a></text:p>
      <text:p text:style-name="Standard"><text:a xlink:type="simple" xlink:href="https://search.worldcat.org/fr/search?q=su%3AClassics" text:style-name="Internet_20_link" text:visited-style-name="Visited_20_Internet_20_Link"><text:span text:style-name="T3">Classics</text:span></text:a></text:p>
      <text:p text:style-name="Standard"><text:a xlink:type="simple" xlink:href="https://search.worldcat.org/fr/search?q=su%3AEuropean" text:style-name="Internet_20_link" text:visited-style-name="Visited_20_Internet_20_Link"><text:span text:style-name="T3">European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3">FICTION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3">Fiction</text:span></text:a></text:p>
      <text:p text:style-name="Standard"><text:a xlink:type="simple" xlink:href="https://search.worldcat.org/fr/search?q=su%3ARomans" text:style-name="Internet_20_link" text:visited-style-name="Visited_20_Internet_20_Link"><text:span text:style-name="T3">Romans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48:31.539000000</dc:date>
    <meta:editing-duration>PT1M7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6" meta:word-count="8" meta:character-count="54" meta:non-whitespace-character-count="52"/>
  </office:meta>
</office:document-meta>
</file>